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7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fo:text-align="center"/>
      <style:text-properties fo:font-size="12pt" style:font-size-asian="18pt" style:font-size-complex="18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5cm" svg:height="1cm" svg:x="2.5cm" svg:y="5cm">
          <text:p text:style-name="P1"><text:span text:style-name="T1">pg-biobank-all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layout" svg:width="2.5cm" svg:height="1cm" svg:x="5.5cm" svg:y="23cm">
          <text:p text:style-name="P1"><text:span text:style-name="T1">pg-clinic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" draw:layer="layout" svg:width="4cm" svg:height="1cm" svg:x="8.5cm" svg:y="20cm">
          <text:p text:style-name="P1"><text:span text:style-name="T1">pg-clinic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5" draw:layer="layout" svg:width="4cm" svg:height="1cm" svg:x="2cm" svg:y="16cm">
          <text:p text:style-name="P1"><text:span text:style-name="T1">pg-container-typ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7" draw:layer="layout" svg:width="3.5cm" svg:height="1cm" svg:x="6.5cm" svg:y="16cm">
          <text:p text:style-name="P1"><text:span text:style-name="T1">pg-container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6" draw:layer="layout" svg:width="4.5cm" svg:height="1cm" svg:x="8cm" svg:y="12.5cm">
          <text:p text:style-name="P1"><text:span text:style-name="T1">pg-container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8" draw:layer="layout" svg:width="4.5cm" svg:height="1cm" svg:x="10.5cm" svg:y="16cm">
          <text:p text:style-name="P1"><text:span text:style-name="T1">pg-containers-position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9" draw:layer="layout" svg:width="4.09cm" svg:height="1cm" svg:x="15.5cm" svg:y="16cm">
          <text:p text:style-name="P1"><text:span text:style-name="T1">pg-labelingschem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3cm" svg:height="1cm" svg:x="8.5cm" svg:y="23cm">
          <text:p text:style-name="P1"><text:span text:style-name="T1">pg-ship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4" draw:layer="layout" svg:width="4.5cm" svg:height="1cm" svg:x="12cm" svg:y="23cm">
          <text:p text:style-name="P1"><text:span text:style-name="T1">Pg-shipping-metho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0" draw:layer="layout" svg:width="2.5cm" svg:height="1cm" svg:x="11.5cm" svg:y="9cm">
          <text:p text:style-name="P1"><text:span text:style-name="T1">pg-sit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1" draw:layer="layout" svg:width="3.5cm" svg:height="1cm" svg:x="12.5cm" svg:y="5.5cm">
          <text:p text:style-name="P1"><text:span text:style-name="T1">pg-site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2" draw:layer="layout" svg:width="3.5cm" svg:height="1cm" svg:x="14.5cm" svg:y="9cm">
          <text:p text:style-name="P1"><text:span text:style-name="T1">pg-sitePvAttr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749cm" svg:y1="23cm" svg:x2="10.5cm" svg:y2="21cm" draw:start-shape="id1" draw:start-glue-point="4" draw:end-shape="id2" svg:d="m6749 23000v-999h3751v-1001">
          <text:p/>
        </draw:connector>
        <draw:connector draw:style-name="gr2" draw:text-style-name="P1" draw:layer="layout" svg:x1="9.999cm" svg:y1="23cm" svg:x2="10.499cm" svg:y2="21cm" draw:start-shape="id3" draw:start-glue-point="4" draw:end-shape="id2" draw:end-glue-point="6" svg:d="m9999 23000v-999h500v-1001">
          <text:p/>
        </draw:connector>
        <draw:connector draw:style-name="gr2" draw:text-style-name="P1" draw:layer="layout" svg:x1="14.249cm" svg:y1="23cm" svg:x2="10.499cm" svg:y2="21cm" draw:start-shape="id4" draw:start-glue-point="4" draw:end-shape="id2" draw:end-glue-point="6" svg:d="m14249 23000v-999h-3750v-1001">
          <text:p/>
        </draw:connector>
        <draw:connector draw:style-name="gr2" draw:text-style-name="P1" draw:layer="layout" svg:x1="4cm" svg:y1="16cm" svg:x2="10.249cm" svg:y2="13.5cm" draw:start-shape="id5" draw:start-glue-point="0" draw:end-shape="id6" draw:end-glue-point="6" svg:d="m4000 16000v-1249h6249v-1251">
          <text:p/>
        </draw:connector>
        <draw:connector draw:style-name="gr2" draw:text-style-name="P1" draw:layer="layout" svg:x1="8.25cm" svg:y1="16cm" svg:x2="10.25cm" svg:y2="13.5cm" draw:start-shape="id7" draw:end-shape="id6" draw:end-glue-point="2" svg:d="m8250 16000v-1249h2000v-1251">
          <text:p/>
        </draw:connector>
        <draw:connector draw:style-name="gr2" draw:text-style-name="P1" draw:layer="layout" svg:x1="12.75cm" svg:y1="16cm" svg:x2="10.249cm" svg:y2="13.5cm" draw:start-shape="id8" draw:end-shape="id6" draw:end-glue-point="6" svg:d="m12750 16000v-1249h-2501v-1251">
          <text:p/>
        </draw:connector>
        <draw:connector draw:style-name="gr2" draw:text-style-name="P1" draw:layer="layout" svg:x1="17.545cm" svg:y1="16cm" svg:x2="10.249cm" svg:y2="13.5cm" draw:start-shape="id9" draw:start-glue-point="0" draw:end-shape="id6" draw:end-glue-point="6" svg:d="m17545 16000v-1249h-7296v-1251">
          <text:p/>
        </draw:connector>
        <draw:connector draw:style-name="gr2" draw:text-style-name="P1" draw:layer="layout" svg:x1="12.75cm" svg:y1="9cm" svg:x2="14.25cm" svg:y2="6.5cm" draw:start-shape="id10" draw:end-shape="id11" svg:d="m12750 9000v-1249h1500v-1251">
          <text:p/>
        </draw:connector>
        <draw:connector draw:style-name="gr2" draw:text-style-name="P1" draw:layer="layout" svg:x1="16.25cm" svg:y1="9cm" svg:x2="14.25cm" svg:y2="6.5cm" draw:start-shape="id12" draw:end-shape="id11" svg:d="m16250 9000v-1249h-2000v-1251">
          <text:p/>
        </draw:connector>
        <draw:custom-shape draw:style-name="gr1" draw:text-style-name="P3" draw:layer="layout" svg:width="3cm" svg:height="1cm" svg:x="2.5cm" svg:y="9.5cm">
          <text:p text:style-name="P1"><text:span text:style-name="T2">Site Admin PG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1" draw:layer="layout" svg:width="9.968cm" svg:height="1.825cm" svg:x="5.811cm" svg:y="2cm">
          <draw:text-box>
            <text:p text:style-name="P1">Protection Group hierarchies and </text:p>
            <text:p text:style-name="P1">protection elements associated</text:p>
          </draw:text-box>
        </draw:frame>
        <draw:custom-shape draw:style-name="gr1" draw:text-style-name="P1" draw:layer="layout" svg:width="3cm" svg:height="2.5cm" svg:x="5cm" svg:y="5.5cm">
          <text:p text:style-name="P1"><text:span text:style-name="T3">All class </text:span></text:p>
          <text:p text:style-name="P1"><text:span text:style-name="T3">object </text:span></text:p>
          <text:p text:style-name="P1"><text:span text:style-name="T3">protection </text:span></text:p>
          <text:p text:style-name="P1"><text:span text:style-name="T3">element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2.5cm" svg:height="1.5cm" svg:x="9.5cm" svg:y="10cm">
          <text:p text:style-name="P1"><text:span text:style-name="T3">Site</text:span></text:p>
          <text:p text:style-name="P1"><text:span text:style-name="T3">Address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1.5cm" svg:x="17.5cm" svg:y="10cm">
          <text:p text:style-name="P1"><text:span text:style-name="T3">PvAttrType</text:span></text:p>
          <text:p text:style-name="P1"><text:span text:style-name="T3">SitePvAttr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1.5cm" svg:y="17cm">
          <text:p text:style-name="P1"><text:span text:style-name="T3">ContainerType</text:span></text:p>
          <text:p text:style-name="P1"><text:span text:style-name="T3">Capacity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6.5cm" svg:y="17cm">
          <text:p text:style-name="P1"><text:span text:style-name="T3">Container</text:span></text:p>
          <text:p text:style-name="P1"><text:span text:style-name="T3">ContainerPath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11.5cm" svg:y="17cm">
          <text:p text:style-name="P1"><text:span text:style-name="T3">AbstractPosition</text:span></text:p>
          <text:p text:style-name="P1"><text:span text:style-name="T3">ContainerPosition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4cm" svg:height="1cm" svg:x="16.5cm" svg:y="17cm">
          <text:p text:style-name="P1"><text:span text:style-name="T3">ContainerLabelingSchem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4cm" svg:y="24cm">
          <text:p text:style-name="P1"><text:span text:style-name="T3">Address</text:span></text:p>
          <text:p text:style-name="P1"><text:span text:style-name="T3">Contact</text:span></text:p>
          <text:p text:style-name="P1"><text:span text:style-name="T3">Clinic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1cm" svg:x="8.5cm" svg:y="24cm">
          <text:p text:style-name="P1"><text:span text:style-name="T3">Shipment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.5cm" svg:height="1.5cm" svg:x="13.5cm" svg:y="24cm">
          <text:p text:style-name="P1"><text:span text:style-name="T3">ShippingMethod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.5cm" svg:x="4cm" svg:y="10cm">
          <text:p text:style-name="P1"><text:span text:style-name="T3">All protection</text:span></text:p>
          <text:p text:style-name="P1"><text:span text:style-name="T3">elements to </text:span></text:p>
          <text:p text:style-name="P1"><text:span text:style-name="T3">access a site </text:span></text:p>
          <text:p text:style-name="P1"><text:span text:style-name="T3">with specific ID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</draw:page>
      <draw:page draw:name="page2" draw:style-name="dp1" draw:master-page-name="Default">
        <office:forms form:automatic-focus="false" form:apply-design-mode="false"/>
        <draw:custom-shape draw:style-name="gr1" draw:text-style-name="P3" draw:id="id14" draw:layer="layout" svg:width="4cm" svg:height="1cm" svg:x="9cm" svg:y="1cm">
          <text:p text:style-name="P1"><text:span text:style-name="T2">pg-studie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16" draw:layer="layout" svg:width="2.5cm" svg:height="1cm" svg:x="12cm" svg:y="4cm">
          <text:p text:style-name="P1"><text:span text:style-name="T2">pg-study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15" draw:layer="layout" svg:width="4cm" svg:height="1cm" svg:x="7cm" svg:y="4cm">
          <text:p text:style-name="P1"><text:span text:style-name="T2">pg-StudyPvAttr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5" draw:layer="layout" svg:width="2.5cm" svg:height="1cm" svg:x="14.2cm" svg:y="17.5cm">
          <text:p text:style-name="P1"><text:span text:style-name="T2">pg-visit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3" draw:layer="layout" svg:width="3.5cm" svg:height="1cm" svg:x="8cm" svg:y="15cm">
          <text:p text:style-name="P1"><text:span text:style-name="T2">pg-visit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9" draw:layer="layout" svg:width="4.5cm" svg:height="1cm" svg:x="11cm" svg:y="10cm">
          <text:p text:style-name="P1"><text:span text:style-name="T2">pg-visits-aliquots-all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18" draw:layer="layout" svg:width="3.5cm" svg:height="1cm" svg:x="4.5cm" svg:y="24cm">
          <text:p text:style-name="P1"><text:span text:style-name="T2">pg-sample-typ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8" draw:layer="layout" svg:width="4cm" svg:height="1cm" svg:x="9cm" svg:y="8cm">
          <text:p text:style-name="P1"><text:span text:style-name="T2">pg-patient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1" draw:layer="layout" svg:width="3.5cm" svg:height="1cm" svg:x="13cm" svg:y="24cm">
          <text:p text:style-name="P1"><text:span text:style-name="T2">pg-aliquo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19" draw:layer="layout" svg:width="4cm" svg:height="1cm" svg:x="9cm" svg:y="21.5cm">
          <text:p text:style-name="P1"><text:span text:style-name="T2">pg-aliquot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2" draw:layer="layout" svg:width="6cm" svg:height="1cm" svg:x="0.5cm" svg:y="17.5cm">
          <text:p text:style-name="P1"><text:span text:style-name="T2">Pg-pv-sourcevessel- pvAtt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13" draw:layer="layout" svg:width="4cm" svg:height="1cm" svg:x="2cm" svg:y="4cm">
          <text:p text:style-name="P1"><text:span text:style-name="T2">pg-sampleStorag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6" draw:layer="layout" svg:width="2.5cm" svg:height="1cm" svg:x="17.3cm" svg:y="17.5cm">
          <text:p text:style-name="P1"><text:span text:style-name="T2">pg-aliquot-all 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3" draw:id="id20" draw:layer="layout" svg:width="4cm" svg:height="1cm" svg:x="8.5cm" svg:y="24cm">
          <text:p text:style-name="P1"><text:span text:style-name="T2">pg-aliquot-position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4" draw:layer="layout" svg:width="7cm" svg:height="1cm" svg:x="6.8cm" svg:y="17.5cm">
          <text:p text:style-name="P1"><text:span text:style-name="T1">Pg-globalAttrsourceVessel-attrTyp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7" draw:layer="layout" svg:width="3cm" svg:height="1cm" svg:x="7.5cm" svg:y="10cm">
          <text:p text:style-name="P1"><text:span text:style-name="T1">pg-patient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4cm" svg:y1="4cm" svg:x2="10.999cm" svg:y2="2cm" draw:start-shape="id13" draw:start-glue-point="0" draw:end-shape="id14" draw:end-glue-point="6" svg:d="m4000 4000v-999h6999v-1001">
          <text:p/>
        </draw:connector>
        <draw:connector draw:style-name="gr2" draw:text-style-name="P3" draw:layer="layout" svg:x1="9cm" svg:y1="4cm" svg:x2="10.999cm" svg:y2="2cm" draw:start-shape="id15" draw:end-shape="id14" draw:end-glue-point="6" svg:d="m9000 4000v-999h1999v-1001">
          <text:p/>
        </draw:connector>
        <draw:connector draw:style-name="gr2" draw:text-style-name="P3" draw:layer="layout" svg:x1="13.25cm" svg:y1="4cm" svg:x2="10.999cm" svg:y2="2cm" draw:start-shape="id16" draw:end-shape="id14" draw:end-glue-point="6" svg:d="m13250 4000v-999h-2251v-1001">
          <text:p/>
        </draw:connector>
        <draw:custom-shape draw:style-name="gr1" draw:text-style-name="P5" draw:id="id17" draw:layer="layout" svg:width="5cm" svg:height="1cm" svg:x="15.59cm" svg:y="4cm">
          <text:p text:style-name="P4"><text:span text:style-name="T1">pg-study-sourcevess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8.09cm" svg:y1="4cm" svg:x2="10.999cm" svg:y2="2cm" draw:start-shape="id17" draw:start-glue-point="0" draw:end-shape="id14" draw:end-glue-point="6" svg:d="m18090 4000v-999h-7091v-1001">
          <text:p/>
        </draw:connector>
        <draw:connector draw:style-name="gr2" draw:text-style-name="P1" draw:layer="layout" svg:x1="6.25cm" svg:y1="24cm" svg:x2="10.999cm" svg:y2="22.5cm" draw:start-shape="id18" draw:end-shape="id19" draw:end-glue-point="6" svg:d="m6250 24000v-749h4749v-751">
          <text:p/>
        </draw:connector>
        <draw:connector draw:style-name="gr2" draw:text-style-name="P1" draw:layer="layout" svg:x1="10.5cm" svg:y1="24cm" svg:x2="10.999cm" svg:y2="22.5cm" draw:start-shape="id20" draw:end-shape="id19" draw:end-glue-point="6" svg:d="m10500 24000v-749h499v-751">
          <text:p/>
        </draw:connector>
        <draw:connector draw:style-name="gr2" draw:text-style-name="P1" draw:layer="layout" svg:x1="14.75cm" svg:y1="24cm" svg:x2="10.999cm" svg:y2="22.5cm" draw:start-shape="id21" draw:start-glue-point="0" draw:end-shape="id19" draw:end-glue-point="6" svg:d="m14750 24000v-749h-3751v-751">
          <text:p/>
        </draw:connector>
        <draw:connector draw:style-name="gr2" draw:text-style-name="P1" draw:layer="layout" svg:x1="3.5cm" svg:y1="17.5cm" svg:x2="9.75cm" svg:y2="16cm" draw:start-shape="id22" draw:start-glue-point="0" draw:end-shape="id23" draw:end-glue-point="6" svg:d="m3500 17500v-749h6250v-751">
          <text:p/>
        </draw:connector>
        <draw:connector draw:style-name="gr2" draw:text-style-name="P1" draw:layer="layout" svg:x1="10.3cm" svg:y1="17.5cm" svg:x2="9.75cm" svg:y2="16cm" draw:start-shape="id24" draw:start-glue-point="0" draw:end-shape="id23" draw:end-glue-point="6" svg:d="m10300 17500v-749h-550v-751">
          <text:p/>
        </draw:connector>
        <draw:connector draw:style-name="gr2" draw:text-style-name="P1" draw:layer="layout" svg:x1="15.45cm" svg:y1="17.5cm" svg:x2="9.75cm" svg:y2="16cm" draw:start-shape="id25" draw:start-glue-point="4" draw:end-shape="id23" svg:d="m15450 17500v-749h-5700v-751">
          <text:p/>
        </draw:connector>
        <draw:connector draw:style-name="gr2" draw:text-style-name="P1" draw:layer="layout" svg:x1="18.55cm" svg:y1="17.5cm" svg:x2="9.75cm" svg:y2="16cm" draw:start-shape="id26" draw:start-glue-point="0" draw:end-shape="id23" draw:end-glue-point="6" svg:d="m18550 17500v-749h-8800v-751">
          <text:p/>
        </draw:connector>
        <draw:connector draw:style-name="gr2" draw:text-style-name="P1" draw:layer="layout" svg:x1="8.999cm" svg:y1="10cm" svg:x2="10.999cm" svg:y2="9cm" draw:start-shape="id27" draw:start-glue-point="4" draw:end-shape="id28" draw:end-glue-point="6" svg:d="m8999 10000v-499h2000v-501">
          <text:p/>
        </draw:connector>
        <draw:connector draw:style-name="gr2" draw:text-style-name="P1" draw:layer="layout" svg:x1="13.25cm" svg:y1="10cm" svg:x2="10.999cm" svg:y2="9cm" draw:start-shape="id29" draw:start-glue-point="0" draw:end-shape="id28" draw:end-glue-point="6" svg:d="m13250 10000v-499h-2251v-501">
          <text:p/>
        </draw:connector>
        <draw:custom-shape draw:style-name="gr1" draw:text-style-name="P1" draw:layer="layout" svg:width="3.5cm" svg:height="1.5cm" svg:x="3cm" svg:y="5cm">
          <text:p text:style-name="P1"><text:span text:style-name="T3">SampleStorage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8.5cm" svg:y="5cm">
          <text:p text:style-name="P1"><text:span text:style-name="T3">StudyPvAttr</text:span></text:p>
          <text:p text:style-name="P1"><text:span text:style-name="T3">PvAttrTyp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2.5cm" svg:height="1.5cm" svg:x="12.5cm" svg:y="5cm">
          <text:p text:style-name="P1"><text:span text:style-name="T3">Study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.5cm" svg:height="1.5cm" svg:x="17cm" svg:y="5cm">
          <text:p text:style-name="P1"><text:span text:style-name="T3">StudySourceVessel</text:span></text:p>
          <text:p text:style-name="P1"><text:span text:style-name="T3">SourceVessel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1cm" svg:x="5.5cm" svg:y="11cm">
          <text:p text:style-name="P1"><text:span text:style-name="T3">Patient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5.5cm" svg:height="4cm" svg:x="14cm" svg:y="10.5cm">
          <text:p text:style-name="P1"><text:span text:style-name="T3">SamplePosition / StudyPvAttr</text:span></text:p>
          <text:p text:style-name="P1"><text:span text:style-name="T3">SourceVessel / PatientVisit</text:span></text:p>
          <text:p text:style-name="P1"><text:span text:style-name="T3">Sample / PvSourceVessel</text:span></text:p>
          <text:p text:style-name="P1"><text:span text:style-name="T3">PvAttrType / SampleType</text:span></text:p>
          <text:p text:style-name="P1"><text:span text:style-name="T3">PvAttr /AbstractPosition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.7cm" svg:height="2cm" svg:x="1.5cm" svg:y="18.4cm">
          <text:p text:style-name="P1"><text:span text:style-name="T3">PvSourceVessel</text:span></text:p>
          <text:p text:style-name="P1"><text:span text:style-name="T3">PvAttr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8.6cm" svg:y="18.5cm">
          <text:p text:style-name="P1"><text:span text:style-name="T3">SourceVessel</text:span></text:p>
          <text:p text:style-name="P1"><text:span text:style-name="T3">StudyPvAttr</text:span></text:p>
          <text:p text:style-name="P1"><text:span text:style-name="T3">PvAttrType</text:span></text:p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13.6cm" svg:y="18.5cm">
          <text:p text:style-name="P1"><text:span text:style-name="T3">PatientVisit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.5cm" svg:x="17.5cm" svg:y="18.5cm">
          <text:p text:style-name="P1"><text:span text:style-name="T3">AliquotPosition</text:span></text:p>
          <text:p text:style-name="P1"><text:span text:style-name="T3">Aliquot</text:span></text:p>
          <text:p text:style-name="P1"><text:span text:style-name="T3">SampleType</text:span></text:p>
          <text:p text:style-name="P1"><text:span text:style-name="T3">AbstractPosition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3cm" svg:y="25cm">
          <text:p text:style-name="P1"><text:span text:style-name="T3">SampleTyp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8.5cm" svg:y="25cm">
          <text:p text:style-name="P1"><text:span text:style-name="T3">AliquotPosition</text:span></text:p>
          <text:p text:style-name="P1"><text:span text:style-name="T3">AbstractPosition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1.5cm" svg:x="14.5cm" svg:y="25cm">
          <text:p text:style-name="P1"><text:span text:style-name="T3">Aliquot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</draw:page>
      <draw:page draw:name="page3" draw:style-name="dp1" draw:master-page-name="Default">
        <office:forms form:automatic-focus="false" form:apply-design-mode="false"/>
        <draw:frame draw:style-name="gr3" draw:layer="layout" svg:width="4.833cm" svg:height="1.038cm" svg:x="6.43cm" svg:y="1.5cm">
          <draw:text-box>
            <text:p>Specific groups</text:p>
          </draw:text-box>
        </draw:frame>
        <draw:frame draw:style-name="gr4" draw:text-style-name="P6" draw:layer="layout" svg:width="17.5cm" svg:height="2cm" svg:x="1.5cm" svg:y="3.388cm">
          <draw:text-box>
            <text:p><text:span text:style-name="T3">biobank.cbsr.container.administration = if associate to role CREATE and if the user has create/delete/update rights on containers, then the administration view should show appropriate buttons.</text:span></text:p>
          </draw:text-box>
        </draw:frame>
        <draw:frame draw:style-name="gr4" draw:text-style-name="P6" draw:layer="layout" svg:width="17.5cm" svg:height="2cm" svg:x="1.5cm" svg:y="6cm">
          <draw:text-box>
            <text:p><text:span text:style-name="T3">pg-link-assign <text:s/>= contains all appropriate protection elements that a user needs to perform link/assig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lphine Degris-Dard</meta:initial-creator>
    <meta:creation-date>2010-01-29T13:32:22</meta:creation-date>
    <dc:date>2010-05-17T10:36:07</dc:date>
    <dc:creator>Delphine </dc:creator>
    <meta:editing-duration>PT01H58M30S</meta:editing-duration>
    <meta:editing-cycles>38</meta:editing-cycles>
    <meta:generator>OpenOffice.org/3.2$Linux OpenOffice.org_project/320m12$Build-9483</meta:generator>
    <meta:document-statistic meta:object-count="81"/>
  </office:meta>
</office:document-meta>
</file>